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45in"/>
    </style:style>
    <style:style style:name="co2" style:family="table-column">
      <style:table-column-properties fo:break-before="auto" style:column-width="1.8634in"/>
    </style:style>
    <style:style style:name="co3" style:family="table-column">
      <style:table-column-properties fo:break-before="auto" style:column-width="3.4929in"/>
    </style:style>
    <style:style style:name="co4" style:family="table-column">
      <style:table-column-properties fo:break-before="auto" style:column-width="1.4126in"/>
    </style:style>
    <style:style style:name="co5" style:family="table-column">
      <style:table-column-properties fo:break-before="auto" style:column-width="1.5209in"/>
    </style:style>
    <style:style style:name="co6" style:family="table-column">
      <style:table-column-properties fo:break-before="auto" style:column-width="2.0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84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689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3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font-name="Liberation Serif" fo:font-size="12pt" style:font-size-asian="12pt" style:font-size-complex="12pt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ackground-color="#9dc3e6" style:text-align-source="value-type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style:vertical-align="top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font-name="Liberation Serif" fo:font-size="12pt" style:font-size-asian="12pt" style:font-size-complex="12pt"/>
    </style:style>
    <style:style style:name="ce7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136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fo:color="#c9211e" style:font-name="Liberation Serif" fo:font-size="12pt" style:font-size-asian="12pt" style:font-size-complex="12pt"/>
    </style:style>
    <style:style style:name="T1" style:family="text">
      <style:text-properties style:font-name="Liberation Sans" fo:font-size="12pt" style:font-name-asian="Liberation Sans" style:font-name-complex="Liberation Sans"/>
    </style:style>
    <style:style style:name="T2" style:family="text">
      <style:text-properties fo:color="#ff4000" style:font-name="Liberation Sans" fo:font-size="12pt" style:font-name-asian="Liberation Sans" style:font-name-complex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4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400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Reference Document</text:p>
          </table:table-cell>
          <table:table-cell table:style-name="ce1" table:number-columns-repeated="4"/>
          <table:table-cell table:style-name="ce6" office:value-type="string" calcext:value-type="string">
            <text:p><text:a xlink:href="https://carrolboyes.com/za/bottle" xlink:type="simple">https://carrolboyes.com/za/bottle</text:a></text:p>
            <text:p>-opener-aster.html</text:p>
          </table:table-cell>
          <table:table-cell table:style-name="ce7" table:number-columns-repeated="2"/>
          <table:table-cell table:number-columns-repeated="16376"/>
        </table:table-row>
        <table:table-row table:style-name="ro2">
          <table:table-cell table:style-name="ce1" office:value-type="string" calcext:value-type="string">
            <text:p>Created By</text:p>
          </table:table-cell>
          <table:table-cell table:style-name="ce1" table:number-columns-repeated="4"/>
          <table:table-cell table:style-name="ce7" office:value-type="string" calcext:value-type="string">
            <text:p>Lubna Jahan</text:p>
          </table:table-cell>
          <table:table-cell table:style-name="ce7" table:number-columns-repeated="2"/>
          <table:table-cell table:number-columns-repeated="16376"/>
        </table:table-row>
        <table:table-row table:style-name="ro2">
          <table:table-cell table:style-name="ce1" office:value-type="string" calcext:value-type="string">
            <text:p>Created On</text:p>
          </table:table-cell>
          <table:table-cell table:style-name="ce1" table:number-columns-repeated="4"/>
          <table:table-cell table:style-name="ce8" office:value-type="string" calcext:value-type="string">
            <text:p>15/01/2025</text:p>
          </table:table-cell>
          <table:table-cell table:style-name="ce7" table:number-columns-repeated="2"/>
          <table:table-cell table:number-columns-repeated="16376"/>
        </table:table-row>
        <table:table-row table:style-name="ro2">
          <table:table-cell table:style-name="ce1" office:value-type="string" calcext:value-type="string">
            <text:p>Approval Date</text:p>
          </table:table-cell>
          <table:table-cell table:style-name="ce1" table:number-columns-repeated="4"/>
          <table:table-cell table:style-name="ce7" table:number-columns-repeated="3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" office:value-type="string" calcext:value-type="string">
            <text:p>Test Case ID</text:p>
          </table:table-cell>
          <table:table-cell table:style-name="ce4" office:value-type="string" calcext:value-type="string">
            <text:p>Test Scenario</text:p>
          </table:table-cell>
          <table:table-cell table:style-name="ce1" office:value-type="string" calcext:value-type="string">
            <text:p>Test Case Description</text:p>
          </table:table-cell>
          <table:table-cell table:style-name="ce4" office:value-type="string" calcext:value-type="string">
            <text:p>Expected Output</text:p>
          </table:table-cell>
          <table:table-cell table:style-name="ce4" office:value-type="string" calcext:value-type="string">
            <text:p>Actual Output</text:p>
          </table:table-cell>
          <table:table-cell table:style-name="ce4" office:value-type="string" calcext:value-type="string">
            <text:p>Statu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01</text:p>
          </table:table-cell>
          <table:table-cell office:value-type="string" calcext:value-type="string">
            <text:p><text:span text:style-name="T1">Newsletter Display</text:span></text:p>
            <text:p><text:span text:style-name="T2">TS_01</text:span></text:p>
            <text:p/>
          </table:table-cell>
          <table:table-cell office:value-type="string" calcext:value-type="string">
            <text:p><text:span text:style-name="T3">Verification of displaying a popup window of </text:span></text:p>
            <text:p><text:span text:style-name="T3">Newsletter</text:span></text:p>
          </table:table-cell>
          <table:table-cell/>
          <table:table-cell table:style-name="ce14" table:number-columns-repeated="2"/>
          <table:table-cell table:number-columns-repeated="16378"/>
        </table:table-row>
        <table:table-row table:style-name="ro4">
          <table:table-cell office:value-type="string" calcext:value-type="string">
            <text:p>TC_002</text:p>
          </table:table-cell>
          <table:table-cell office:value-type="string" calcext:value-type="string">
            <text:p><text:span text:style-name="T3">Carrol Boys Logo </text:span></text:p>
            <text:p><text:span text:style-name="T3">Redirection</text:span></text:p>
            <text:p><text:span text:style-name="T4">TS_02</text:span></text:p>
          </table:table-cell>
          <table:table-cell office:value-type="string" calcext:value-type="string">
            <text:p>Verification of “Carrol Boys” logo redirection</text:p>
          </table:table-cell>
          <table:table-cell/>
          <table:table-cell table:style-name="ce14" office:value-type="string" calcext:value-type="string">
            <text:p>As expected</text:p>
          </table:table-cell>
          <table:table-cell table:style-name="ce14" office:value-type="string" calcext:value-type="string">
            <text:p>Passed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TC_003</text:p>
          </table:table-cell>
          <table:table-cell office:value-type="string" calcext:value-type="string">
            <text:p><text:span text:style-name="T3">Search for Product bar</text:span></text:p>
            <text:p><text:span text:style-name="T5">TS_03</text:span></text:p>
          </table:table-cell>
          <table:table-cell table:style-name="ce5" office:value-type="string" calcext:value-type="string">
            <text:p><text:span text:style-name="T3">Verification of “Search for Product” bar input</text:span></text:p>
            <text:p><text:span text:style-name="T3">Field</text:span></text:p>
          </table:table-cell>
          <table:table-cell table:number-columns-repeated="2"/>
          <table:table-cell table:style-name="ce18" office:value-type="string" calcext:value-type="string">
            <text:p>Fai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04</text:p>
          </table:table-cell>
          <table:table-cell table:style-name="ce5" office:value-type="string" calcext:value-type="string">
            <text:p>Login link</text:p>
            <text:p><text:span text:style-name="T6">TS_04</text:span></text:p>
          </table:table-cell>
          <table:table-cell office:value-type="string" calcext:value-type="string">
            <text:p>Verification of login link 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TC_005</text:p>
          </table:table-cell>
          <table:table-cell office:value-type="string" calcext:value-type="string">
            <text:p><text:span text:style-name="T3">Wishlist link</text:span></text:p>
            <text:p><text:span text:style-name="T4">TS_05</text:span></text:p>
          </table:table-cell>
          <table:table-cell office:value-type="string" calcext:value-type="string">
            <text:p>Verification of wishlist link</text:p>
          </table:table-cell>
          <table:table-cell table:number-columns-repeated="2"/>
          <table:table-cell table:style-name="ce18" office:value-type="string" calcext:value-type="string">
            <text:p>Faile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006</text:p>
          </table:table-cell>
          <table:table-cell office:value-type="string" calcext:value-type="string">
            <text:p><text:span text:style-name="T3">Links – Top of the</text:span></text:p>
            <text:p><text:span text:style-name="T3">Webpage</text:span></text:p>
            <text:p><text:span text:style-name="T4">TS_06</text:span></text:p>
          </table:table-cell>
          <table:table-cell office:value-type="string" calcext:value-type="string">
            <text:p><text:span text:style-name="T3">Verification of “Free Delivery” link at the top of the </text:span></text:p>
            <text:p><text:span text:style-name="T3">Webpage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07</text:p>
          </table:table-cell>
          <table:table-cell office:value-type="string" calcext:value-type="string">
            <text:p>Links – Top of the</text:p>
            <text:p>Webpage</text:p>
            <text:p><text:span text:style-name="T6">TS_06</text:span></text:p>
          </table:table-cell>
          <table:table-cell office:value-type="string" calcext:value-type="string">
            <text:p><text:span text:style-name="T3">Verification of “Notionwide Shipping” link at the</text:span></text:p>
            <text:p><text:span text:style-name="T3">Top of the webpage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08</text:p>
          </table:table-cell>
          <table:table-cell office:value-type="string" calcext:value-type="string">
            <text:p>Links – Top of the</text:p>
            <text:p>Webpage</text:p>
            <text:p><text:span text:style-name="T6">TS_06</text:span></text:p>
          </table:table-cell>
          <table:table-cell office:value-type="string" calcext:value-type="string">
            <text:p><text:span text:style-name="T3">Verification of “30 Day Exchange” link at the</text:span></text:p>
            <text:p><text:span text:style-name="T3">Top of the webpage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09</text:p>
          </table:table-cell>
          <table:table-cell office:value-type="string" calcext:value-type="string">
            <text:p>Links – Top of the</text:p>
            <text:p>Webpage</text:p>
            <text:p><text:span text:style-name="T6">TS_06</text:span></text:p>
          </table:table-cell>
          <table:table-cell office:value-type="string" calcext:value-type="string">
            <text:p><text:span text:style-name="T3">Verification of “Stores” link at the</text:span></text:p>
            <text:p><text:span text:style-name="T3">Top right of the webpage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10</text:p>
          </table:table-cell>
          <table:table-cell office:value-type="string" calcext:value-type="string">
            <text:p>Links – Top of the</text:p>
            <text:p>Webpage</text:p>
            <text:p><text:span text:style-name="T6">TS_06</text:span></text:p>
          </table:table-cell>
          <table:table-cell office:value-type="string" calcext:value-type="string">
            <text:p><text:span text:style-name="T3">Verification of “Stockists” link at the</text:span></text:p>
            <text:p><text:span text:style-name="T3">Top right of the webpage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11</text:p>
          </table:table-cell>
          <table:table-cell office:value-type="string" calcext:value-type="string">
            <text:p>Links – Top of the</text:p>
            <text:p>Webpage</text:p>
            <text:p><text:span text:style-name="T6">TS_06</text:span></text:p>
          </table:table-cell>
          <table:table-cell office:value-type="string" calcext:value-type="string">
            <text:p><text:span text:style-name="T3">Verification of “Help” link at the</text:span></text:p>
            <text:p><text:span text:style-name="T3">Top right of the webpage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12</text:p>
          </table:table-cell>
          <table:table-cell office:value-type="string" calcext:value-type="string">
            <text:p>Links – Top of the</text:p>
            <text:p>Webpage</text:p>
            <text:p><text:span text:style-name="T6">TS_06</text:span></text:p>
          </table:table-cell>
          <table:table-cell office:value-type="string" calcext:value-type="string">
            <text:p><text:span text:style-name="T3">Verification of “Location” dropdown link at the</text:span></text:p>
            <text:p><text:span text:style-name="T3">Top right of the webpage</text:span></text:p>
          </table:table-cell>
          <table:table-cell table:number-columns-repeated="2"/>
          <table:table-cell office:value-type="string" calcext:value-type="string">
            <text:p>Faile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013</text:p>
          </table:table-cell>
          <table:table-cell office:value-type="string" calcext:value-type="string">
            <text:p><text:span text:style-name="T3">Navigation bar </text:span></text:p>
            <text:p><text:span text:style-name="T3">Functionality</text:span></text:p>
            <text:p><text:span text:style-name="T4">TS_07</text:span></text:p>
          </table:table-cell>
          <table:table-cell office:value-type="string" calcext:value-type="string">
            <text:p>Verification of navigation bar positi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14</text:p>
          </table:table-cell>
          <table:table-cell office:value-type="string" calcext:value-type="string">
            <text:p>Navigation bar </text:p>
            <text:p>Functionality</text:p>
            <text:p><text:span text:style-name="T6">TS_07</text:span></text:p>
          </table:table-cell>
          <table:table-cell office:value-type="string" calcext:value-type="string">
            <text:p><text:span text:style-name="T7">Verification of the menu item of navigation bar</text:span></text:p>
            <text:p><text:span text:style-name="T7">Displayed on the pop up window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15</text:p>
          </table:table-cell>
          <table:table-cell office:value-type="string" calcext:value-type="string">
            <text:p>Navigation bar </text:p>
            <text:p>Functionality</text:p>
            <text:p><text:span text:style-name="T6">TS_07</text:span></text:p>
          </table:table-cell>
          <table:table-cell office:value-type="string" calcext:value-type="string">
            <text:p><text:span text:style-name="T7">Verification of the menu item of navigation bar</text:span></text:p>
            <text:p><text:span text:style-name="T7">Displayed on the pop up window working flow or</text:span></text:p>
            <text:p><text:span text:style-name="T7">Redirection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16</text:p>
          </table:table-cell>
          <table:table-cell office:value-type="string" calcext:value-type="string">
            <text:p>Navigation bar </text:p>
            <text:p>Functionality</text:p>
            <text:p><text:span text:style-name="T6">TS_07</text:span></text:p>
          </table:table-cell>
          <table:table-cell office:value-type="string" calcext:value-type="string">
            <text:p>Verification of navigation bar’s 3 dots working </text:p>
            <text:p>Flow by scrolling down the mous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017</text:p>
          </table:table-cell>
          <table:table-cell office:value-type="string" calcext:value-type="string">
            <text:p><text:span text:style-name="T3">Bread crumbs </text:span></text:p>
            <text:p><text:span text:style-name="T3">Functionality</text:span></text:p>
            <text:p><text:span text:style-name="T4">TS_08</text:span></text:p>
          </table:table-cell>
          <table:table-cell office:value-type="string" calcext:value-type="string">
            <text:p>Verification of bread crumbs functionalit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5">
          <table:table-cell office:value-type="string" calcext:value-type="string">
            <text:p>TC_018</text:p>
          </table:table-cell>
          <table:table-cell office:value-type="string" calcext:value-type="string">
            <text:p><text:span text:style-name="T3">Image viewer slider</text:span></text:p>
            <text:p><text:span text:style-name="T4">TS_09</text:span></text:p>
          </table:table-cell>
          <table:table-cell office:value-type="string" calcext:value-type="string">
            <text:p>Verification of image viewer slider working flow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19</text:p>
          </table:table-cell>
          <table:table-cell office:value-type="string" calcext:value-type="string">
            <text:p>Image viewer slider</text:p>
            <text:p><text:span text:style-name="T6">TS_09</text:span></text:p>
          </table:table-cell>
          <table:table-cell office:value-type="string" calcext:value-type="string">
            <text:p>Verification of image viewer slider’s zoom butt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20</text:p>
          </table:table-cell>
          <table:table-cell office:value-type="string" calcext:value-type="string">
            <text:p>Image viewer slider</text:p>
            <text:p><text:span text:style-name="T6">TS_09</text:span></text:p>
          </table:table-cell>
          <table:table-cell office:value-type="string" calcext:value-type="string">
            <text:p>Verification of image viewer slider’s “Plus” butt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021</text:p>
          </table:table-cell>
          <table:table-cell office:value-type="string" calcext:value-type="string">
            <text:p><text:span text:style-name="T3">Product description</text:span></text:p>
            <text:p><text:span text:style-name="T3">Section</text:span></text:p>
            <text:p><text:span text:style-name="T4">TS_10</text:span></text:p>
          </table:table-cell>
          <table:table-cell office:value-type="string" calcext:value-type="string">
            <text:p>Verification of product description secti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022</text:p>
          </table:table-cell>
          <table:table-cell office:value-type="string" calcext:value-type="string">
            <text:p><text:span text:style-name="T3">Product adding and </text:span></text:p>
            <text:p><text:span text:style-name="T3">payment section</text:span></text:p>
            <text:p><text:span text:style-name="T4">TS_11</text:span></text:p>
          </table:table-cell>
          <table:table-cell office:value-type="string" calcext:value-type="string">
            <text:p>Verification of instock secti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23</text:p>
          </table:table-cell>
          <table:table-cell office:value-type="string" calcext:value-type="string">
            <text:p>Product adding and </text:p>
            <text:p>payment section</text:p>
            <text:p><text:span text:style-name="T6">TS_11</text:span></text:p>
          </table:table-cell>
          <table:table-cell office:value-type="string" calcext:value-type="string">
            <text:p>Verification of increment and decrement butt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024</text:p>
          </table:table-cell>
          <table:table-cell office:value-type="string" calcext:value-type="string">
            <text:p><text:span text:style-name="T3">Product adding and </text:span></text:p>
            <text:p><text:span text:style-name="T3">payment section</text:span></text:p>
            <text:p><text:span text:style-name="T4">TS_11</text:span></text:p>
          </table:table-cell>
          <table:table-cell office:value-type="string" calcext:value-type="string">
            <text:p>Verification of no. of product’s input field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25</text:p>
          </table:table-cell>
          <table:table-cell office:value-type="string" calcext:value-type="string">
            <text:p>Product adding and </text:p>
            <text:p>payment section</text:p>
            <text:p><text:span text:style-name="T6">TS_11</text:span></text:p>
          </table:table-cell>
          <table:table-cell office:value-type="string" calcext:value-type="string">
            <text:p>Verification of “Add to Cart” butt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26</text:p>
          </table:table-cell>
          <table:table-cell office:value-type="string" calcext:value-type="string">
            <text:p>Product adding and </text:p>
            <text:p>payment section</text:p>
            <text:p><text:span text:style-name="T6">TS_11</text:span></text:p>
          </table:table-cell>
          <table:table-cell office:value-type="string" calcext:value-type="string">
            <text:p>Verification of “Buy Now. Pay Later” dropdown </text:p>
            <text:p>Butt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27</text:p>
          </table:table-cell>
          <table:table-cell office:value-type="string" calcext:value-type="string">
            <text:p>Product adding and </text:p>
            <text:p>payment section</text:p>
            <text:p><text:span text:style-name="T6">TS_11</text:span></text:p>
          </table:table-cell>
          <table:table-cell office:value-type="string" calcext:value-type="string">
            <text:p>Verification of “Add To Wishlist” butt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C_028</text:p>
          </table:table-cell>
          <table:table-cell office:value-type="string" calcext:value-type="string">
            <text:p>Product adding and </text:p>
            <text:p>payment section</text:p>
            <text:p><text:span text:style-name="T6">TS_11</text:span></text:p>
          </table:table-cell>
          <table:table-cell office:value-type="string" calcext:value-type="string">
            <text:p>Verification of “Add To Gift Registry” butt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029</text:p>
          </table:table-cell>
          <table:table-cell office:value-type="string" calcext:value-type="string">
            <text:p><text:span text:style-name="T3">Product delivery and </text:span></text:p>
            <text:p><text:span text:style-name="T3">Return policy section</text:span></text:p>
            <text:p><text:span text:style-name="T4">TS_12</text:span></text:p>
          </table:table-cell>
          <table:table-cell office:value-type="string" calcext:value-type="string">
            <text:p><text:span text:style-name="T3">Verification of working flow each link of product</text:span></text:p>
            <text:p><text:span text:style-name="T3">delivery and return policy section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30</text:p>
          </table:table-cell>
          <table:table-cell office:value-type="string" calcext:value-type="string">
            <text:p>Product details section</text:p>
            <text:p><text:span text:style-name="T6">TS_13</text:span></text:p>
          </table:table-cell>
          <table:table-cell office:value-type="string" calcext:value-type="string">
            <text:p>Verification of product details secti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31</text:p>
          </table:table-cell>
          <table:table-cell office:value-type="string" calcext:value-type="string">
            <text:p><text:span text:style-name="T3">Product review section</text:span></text:p>
            <text:p><text:span text:style-name="T4">TS_14</text:span></text:p>
          </table:table-cell>
          <table:table-cell office:value-type="string" calcext:value-type="string">
            <text:p>Verification of “Sign in” link of product review</text:p>
            <text:p>secti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32</text:p>
          </table:table-cell>
          <table:table-cell office:value-type="string" calcext:value-type="string">
            <text:p>Product review section</text:p>
            <text:p><text:span text:style-name="T6">TS_14</text:span></text:p>
          </table:table-cell>
          <table:table-cell office:value-type="string" calcext:value-type="string">
            <text:p><text:span text:style-name="T3">Verification of “Create an account” link of product </text:span></text:p>
            <text:p><text:span text:style-name="T3">Review section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033</text:p>
          </table:table-cell>
          <table:table-cell office:value-type="string" calcext:value-type="string">
            <text:p><text:span text:style-name="T3">Product’s more </text:span></text:p>
            <text:p><text:span text:style-name="T3">Information section</text:span></text:p>
            <text:p><text:span text:style-name="T4">TS_15</text:span></text:p>
          </table:table-cell>
          <table:table-cell office:value-type="string" calcext:value-type="string">
            <text:p><text:span text:style-name="T3">Verification of product’s more information</text:span></text:p>
            <text:p><text:span text:style-name="T3">Section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34</text:p>
          </table:table-cell>
          <table:table-cell office:value-type="string" calcext:value-type="string">
            <text:p><text:span text:style-name="T3">Newsletter section</text:span></text:p>
            <text:p><text:span text:style-name="T4">TS_16</text:span></text:p>
          </table:table-cell>
          <table:table-cell office:value-type="string" calcext:value-type="string">
            <text:p>Verification of newsletter section’s form validation</text:p>
            <text:p/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TC_035</text:p>
          </table:table-cell>
          <table:table-cell office:value-type="string" calcext:value-type="string">
            <text:p><text:span text:style-name="T3">Footer section</text:span></text:p>
            <text:p><text:span text:style-name="T4">TS_17</text:span></text:p>
          </table:table-cell>
          <table:table-cell office:value-type="string" calcext:value-type="string">
            <text:p><text:span text:style-name="T3">Verification of footer section’s each link</text:span></text:p>
            <text:p/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36</text:p>
          </table:table-cell>
          <table:table-cell office:value-type="string" calcext:value-type="string">
            <text:p>Footer section</text:p>
            <text:p><text:span text:style-name="T6">TS_17</text:span></text:p>
          </table:table-cell>
          <table:table-cell office:value-type="string" calcext:value-type="string">
            <text:p><text:span text:style-name="T3">Verification of footer section’s each social media</text:span></text:p>
            <text:p><text:span text:style-name="T3"> Link</text:span>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C_037</text:p>
          </table:table-cell>
          <table:table-cell office:value-type="string" calcext:value-type="string">
            <text:p>Footer section</text:p>
            <text:p><text:span text:style-name="T6">TS_17</text:span></text:p>
          </table:table-cell>
          <table:table-cell office:value-type="string" calcext:value-type="string">
            <text:p>Verification of footer section’s scroll up butto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table:number-columns-repeated="16378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4:36:05.517265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1:59:37.464653036</meta:creation-date>
    <dc:date>2025-01-20T16:35:55.117872383</dc:date>
    <meta:editing-duration>PT3H2M41S</meta:editing-duration>
    <meta:editing-cycles>51</meta:editing-cycles>
    <meta:generator>LibreOffice/24.2.7.2$Linux_X86_64 LibreOffice_project/420$Build-2</meta:generator>
    <meta:document-statistic meta:table-count="1" meta:cell-count="161" meta:object-count="0"/>
  </office:meta>
</office:document-meta>
</file>